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744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2.8972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7654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8.5028in" svg:height="4.6638in" svg:x="1.4909in" svg:y="2.4343in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 errorLayerPercentageGraph291614234.A4:errorLayerPercentageGraph291614234.A4 errorLayerPercentageGraph291614234.B4:errorLayerPercentageGraph291614234.K4 errorLayerPercentageGraph291614234.A5:errorLayerPercentageGraph291614234.A5 errorLayerPercentageGraph291614234.B5:errorLayerPercentageGraph291614234.K5 errorLayerPercentageGraph291614234.A6:errorLayerPercentageGraph291614234.A6 errorLayerPercentageGraph291614234.B6:errorLayerPercentageGraph291614234.K6 errorLayerPercentageGraph291614234.A7:errorLayerPercentageGraph291614234.A7 errorLayerPercentageGraph291614234.B7:errorLayerPercentageGraph291614234.K7 errorLayerPercentageGraph291614234.A8:errorLayerPercentageGraph291614234.A8 errorLayerPercentageGraph291614234.B8:errorLayerPercentageGraph291614234.K8 errorLayerPercentageGraph291614234.A9:errorLayerPercentageGraph291614234.A9 errorLayerPercentageGraph291614234.B9:errorLayerPercentageGraph291614234.K9 errorLayerPercentageGraph291614234.A10:errorLayerPercentageGraph291614234.A10 errorLayerPercentageGraph291614234.B10:errorLayerPercentageGraph291614234.K10 errorLayerPercentageGraph291614234.A11:errorLayerPercentageGraph291614234.A11 errorLayerPercentageGraph291614234.B11:errorLayerPercentageGraph291614234.K11 errorLayerPercentageGraph291614234.A12:errorLayerPercentageGraph291614234.A12 errorLayerPercentageGraph291614234.B12:errorLayerPercentageGraph291614234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Average Excitatory Voltage Change per Neuron (+0.01 C)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023064" calcext:value-type="float">
            <text:p>0.023064</text:p>
          </table:table-cell>
          <table:table-cell office:value-type="float" office:value="0.078098" calcext:value-type="float">
            <text:p>0.078098</text:p>
          </table:table-cell>
          <table:table-cell office:value-type="float" office:value="0.194823" calcext:value-type="float">
            <text:p>0.194823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596253" calcext:value-type="float">
            <text:p>0.596253</text:p>
          </table:table-cell>
          <table:table-cell office:value-type="float" office:value="0.809862" calcext:value-type="float">
            <text:p>0.809862</text:p>
          </table:table-cell>
          <table:table-cell office:value-type="float" office:value="1.000884" calcext:value-type="float">
            <text:p>1.000884</text:p>
          </table:table-cell>
          <table:table-cell office:value-type="float" office:value="1.211201" calcext:value-type="float">
            <text:p>1.21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Inhibitory Voltage Change per Neuron (+0.01 C)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0.031958" calcext:value-type="float">
            <text:p>0.031958</text:p>
          </table:table-cell>
          <table:table-cell office:value-type="float" office:value="0.083429" calcext:value-type="float">
            <text:p>0.083429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0.345504" calcext:value-type="float">
            <text:p>0.345504</text:p>
          </table:table-cell>
          <table:table-cell office:value-type="float" office:value="0.577499" calcext:value-type="float">
            <text:p>0.577499</text:p>
          </table:table-cell>
          <table:table-cell office:value-type="float" office:value="0.820095" calcext:value-type="float">
            <text:p>0.820095</text:p>
          </table:table-cell>
          <table:table-cell office:value-type="float" office:value="1.019452" calcext:value-type="float">
            <text:p>1.019452</text:p>
          </table:table-cell>
          <table:table-cell office:value-type="float" office:value="1.191057" calcext:value-type="float">
            <text:p>1.19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1 C)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013053" calcext:value-type="float">
            <text:p>0.013053</text:p>
          </table:table-cell>
          <table:table-cell office:value-type="float" office:value="0.039819" calcext:value-type="float">
            <text:p>0.039819</text:p>
          </table:table-cell>
          <table:table-cell office:value-type="float" office:value="0.099396" calcext:value-type="float">
            <text:p>0.099396</text:p>
          </table:table-cell>
          <table:table-cell office:value-type="float" office:value="0.194081" calcext:value-type="float">
            <text:p>0.194081</text:p>
          </table:table-cell>
          <table:table-cell office:value-type="float" office:value="0.320002" calcext:value-type="float">
            <text:p>0.320002</text:p>
          </table:table-cell>
          <table:table-cell office:value-type="float" office:value="0.512173" calcext:value-type="float">
            <text:p>0.512173</text:p>
          </table:table-cell>
          <table:table-cell office:value-type="float" office:value="0.731999" calcext:value-type="float">
            <text:p>0.7319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1 C)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0.038762" calcext:value-type="float">
            <text:p>0.038762</text:p>
          </table:table-cell>
          <table:table-cell office:value-type="float" office:value="0.098754" calcext:value-type="float">
            <text:p>0.098754</text:p>
          </table:table-cell>
          <table:table-cell office:value-type="float" office:value="0.186834" calcext:value-type="float">
            <text:p>0.186834</text:p>
          </table:table-cell>
          <table:table-cell office:value-type="float" office:value="0.318437" calcext:value-type="float">
            <text:p>0.318437</text:p>
          </table:table-cell>
          <table:table-cell office:value-type="float" office:value="0.499425" calcext:value-type="float">
            <text:p>0.499425</text:p>
          </table:table-cell>
          <table:table-cell office:value-type="float" office:value="0.735529" calcext:value-type="float">
            <text:p>0.735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01 C)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0.013702" calcext:value-type="float">
            <text:p>0.013702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48056" calcext:value-type="float">
            <text:p>0.048056</text:p>
          </table:table-cell>
          <table:table-cell office:value-type="float" office:value="0.087569" calcext:value-type="float">
            <text:p>0.087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01 C)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4457" calcext:value-type="float">
            <text:p>0.004457</text:p>
          </table:table-cell>
          <table:table-cell office:value-type="float" office:value="0.009806" calcext:value-type="float">
            <text:p>0.009806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48132" calcext:value-type="float">
            <text:p>0.048132</text:p>
          </table:table-cell>
          <table:table-cell office:value-type="float" office:value="0.091309" calcext:value-type="float">
            <text:p>0.091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1 C)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.027055" calcext:value-type="float">
            <text:p>0.027055</text:p>
          </table:table-cell>
          <table:table-cell office:value-type="float" office:value="0.078661" calcext:value-type="float">
            <text:p>0.078661</text:p>
          </table:table-cell>
          <table:table-cell office:value-type="float" office:value="0.165791" calcext:value-type="float">
            <text:p>0.165791</text:p>
          </table:table-cell>
          <table:table-cell office:value-type="float" office:value="0.320421" calcext:value-type="float">
            <text:p>0.320421</text:p>
          </table:table-cell>
          <table:table-cell office:value-type="float" office:value="0.559353" calcext:value-type="float">
            <text:p>0.559353</text:p>
          </table:table-cell>
          <table:table-cell office:value-type="float" office:value="0.813128" calcext:value-type="float">
            <text:p>0.813128</text:p>
          </table:table-cell>
          <table:table-cell office:value-type="float" office:value="1.051958" calcext:value-type="float">
            <text:p>1.051958</text:p>
          </table:table-cell>
          <table:table-cell office:value-type="float" office:value="1.241802" calcext:value-type="float">
            <text:p>1.24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Inhibitory Voltage Change per Neuron (+0.01 C)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7399" calcext:value-type="float">
            <text:p>0.007399</text:p>
          </table:table-cell>
          <table:table-cell office:value-type="float" office:value="0.030567" calcext:value-type="float">
            <text:p>0.030567</text:p>
          </table:table-cell>
          <table:table-cell office:value-type="float" office:value="0.080822" calcext:value-type="float">
            <text:p>0.080822</text:p>
          </table:table-cell>
          <table:table-cell office:value-type="float" office:value="0.172608" calcext:value-type="float">
            <text:p>0.172608</text:p>
          </table:table-cell>
          <table:table-cell office:value-type="float" office:value="0.332447" calcext:value-type="float">
            <text:p>0.332447</text:p>
          </table:table-cell>
          <table:table-cell office:value-type="float" office:value="0.562139" calcext:value-type="float">
            <text:p>0.562139</text:p>
          </table:table-cell>
          <table:table-cell office:value-type="float" office:value="0.834296" calcext:value-type="float">
            <text:p>0.834296</text:p>
          </table:table-cell>
          <table:table-cell office:value-type="float" office:value="1.045703" calcext:value-type="float">
            <text:p>1.045703</text:p>
          </table:table-cell>
          <table:table-cell office:value-type="float" office:value="1.24742" calcext:value-type="float">
            <text:p>1.24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1 C)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15108" calcext:value-type="float">
            <text:p>0.015108</text:p>
          </table:table-cell>
          <table:table-cell office:value-type="float" office:value="0.047304" calcext:value-type="float">
            <text:p>0.047304</text:p>
          </table:table-cell>
          <table:table-cell office:value-type="float" office:value="0.10127" calcext:value-type="float">
            <text:p>0.10127</text:p>
          </table:table-cell>
          <table:table-cell office:value-type="float" office:value="0.201384" calcext:value-type="float">
            <text:p>0.201384</text:p>
          </table:table-cell>
          <table:table-cell office:value-type="float" office:value="0.345736" calcext:value-type="float">
            <text:p>0.345736</text:p>
          </table:table-cell>
          <table:table-cell office:value-type="float" office:value="0.530834" calcext:value-type="float">
            <text:p>0.530834</text:p>
          </table:table-cell>
          <table:table-cell office:value-type="float" office:value="0.715221" calcext:value-type="float">
            <text:p>0.715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1 C)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4348" calcext:value-type="float">
            <text:p>0.0043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41301" calcext:value-type="float">
            <text:p>0.041301</text:p>
          </table:table-cell>
          <table:table-cell office:value-type="float" office:value="0.099847" calcext:value-type="float">
            <text:p>0.099847</text:p>
          </table:table-cell>
          <table:table-cell office:value-type="float" office:value="0.20947" calcext:value-type="float">
            <text:p>0.20947</text:p>
          </table:table-cell>
          <table:table-cell office:value-type="float" office:value="0.351941" calcext:value-type="float">
            <text:p>0.351941</text:p>
          </table:table-cell>
          <table:table-cell office:value-type="float" office:value="0.536922" calcext:value-type="float">
            <text:p>0.536922</text:p>
          </table:table-cell>
          <table:table-cell office:value-type="float" office:value="0.730292" calcext:value-type="float">
            <text:p>0.73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01 C)</text:p>
          </table:table-cell>
          <table:table-cell office:value-type="float" office:value="0.00000266666666666667" calcext:value-type="float">
            <text:p>2.66666666666667E-06</text:p>
          </table:table-cell>
          <table:table-cell office:value-type="float" office:value="0.00000553333333333333" calcext:value-type="float">
            <text:p>5.53333333333333E-06</text:p>
          </table:table-cell>
          <table:table-cell office:value-type="float" office:value="0.000153066666666667" calcext:value-type="float">
            <text:p>0.000153066666666667</text:p>
          </table:table-cell>
          <table:table-cell office:value-type="float" office:value="0.0019475" calcext:value-type="float">
            <text:p>0.0019475</text:p>
          </table:table-cell>
          <table:table-cell office:value-type="float" office:value="0.00708533333333333" calcext:value-type="float">
            <text:p>0.00708533333333333</text:p>
          </table:table-cell>
          <table:table-cell office:value-type="float" office:value="0.0167488" calcext:value-type="float">
            <text:p>0.0167488</text:p>
          </table:table-cell>
          <table:table-cell office:value-type="float" office:value="0.034608" calcext:value-type="float">
            <text:p>0.034608</text:p>
          </table:table-cell>
          <table:table-cell office:value-type="float" office:value="0.0531923333333333" calcext:value-type="float">
            <text:p>0.0531923333333333</text:p>
          </table:table-cell>
          <table:table-cell office:value-type="float" office:value="0.0994143" calcext:value-type="float">
            <text:p>0.0994143</text:p>
          </table:table-cell>
          <table:table-cell office:value-type="float" office:value="0.135875066666667" calcext:value-type="float">
            <text:p>0.1358750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01 C)</text:p>
          </table:table-cell>
          <table:table-cell office:value-type="float" office:value="0.0000239666666666667" calcext:value-type="float">
            <text:p>2.39666666666667E-05</text:p>
          </table:table-cell>
          <table:table-cell office:value-type="float" office:value="0.0000252" calcext:value-type="float">
            <text:p>0.0000252</text:p>
          </table:table-cell>
          <table:table-cell office:value-type="float" office:value="0.0001784" calcext:value-type="float">
            <text:p>0.0001784</text:p>
          </table:table-cell>
          <table:table-cell office:value-type="float" office:value="0.00195603333333333" calcext:value-type="float">
            <text:p>0.00195603333333333</text:p>
          </table:table-cell>
          <table:table-cell office:value-type="float" office:value="0.00642843333333333" calcext:value-type="float">
            <text:p>0.00642843333333333</text:p>
          </table:table-cell>
          <table:table-cell office:value-type="float" office:value="0.0184902" calcext:value-type="float">
            <text:p>0.0184902</text:p>
          </table:table-cell>
          <table:table-cell office:value-type="float" office:value="0.0406103333333333" calcext:value-type="float">
            <text:p>0.0406103333333333</text:p>
          </table:table-cell>
          <table:table-cell office:value-type="float" office:value="0.0678778333333333" calcext:value-type="float">
            <text:p>0.0678778333333333</text:p>
          </table:table-cell>
          <table:table-cell office:value-type="float" office:value="0.1045588" calcext:value-type="float">
            <text:p>0.1045588</text:p>
          </table:table-cell>
          <table:table-cell office:value-type="float" office:value="0.140822" calcext:value-type="float">
            <text:p>0.1408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7:53:42.860000000</dc:date>
    <meta:editing-duration>PT4H46M46S</meta:editing-duration>
    <meta:editing-cycles>16</meta:editing-cycles>
    <meta:generator>LibreOffice/7.3.4.2$Windows_X86_64 LibreOffice_project/728fec16bd5f605073805c3c9e7c4212a0120dc5</meta:generator>
    <meta:document-statistic meta:table-count="1" meta:cell-count="13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e86ae" draw:fill-color="#8e86a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ffa6" draw:fill-color="#ffffa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b47804" draw:fill-color="#b478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598cm" svg:height="11.847cm" xlink:href=".." xlink:type="simple" chart:class="chart:line" chart:style-name="ch1">
        <chart:legend chart:legend-position="end" svg:x="11.87cm" svg:y="1.082cm" style:legend-expansion="custom" svg:width="9.727cm" svg:height="3.612cm" style:legend-expansion-aspect-ratio="2.69296788482835" chart:style-name="ch2"/>
        <chart:plot-area chart:style-name="ch3" table:cell-range-address="errorLayerPercentageGraph291614234.A1:errorLayerPercentageGraph291614234.K12" chart:data-source-has-labels="column" svg:x="1.582cm" svg:y="0.292cm" svg:width="10.674cm" svg:height="10.324cm">
          <chart:coordinate-region svg:x="2.327cm" svg:y="0.487cm" svg:width="9.733cm" svg:height="9.49cm"/>
          <chart:axis chart:dimension="x" chart:name="primary-x" chart:style-name="ch4">
            <chart:title svg:x="6.033cm" svg:y="10.853cm" chart:style-name="ch5">
              <text:p>Layer Index</text:p>
            </chart:title>
          </chart:axis>
          <chart:axis chart:dimension="y" chart:name="primary-y" chart:style-name="ch6">
            <chart:title svg:x="0.608cm" svg:y="9.357cm" chart:style-name="ch7">
              <text:p>Absolute Average Voltage Difference Per Neuron (mV)</text:p>
            </chart:title>
            <chart:grid chart:style-name="ch8" chart:class="major"/>
          </chart:axis>
          <chart:series chart:style-name="ch9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10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1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series chart:style-name="ch12" chart:values-cell-range-address="errorLayerPercentageGraph291614234.B4:errorLayerPercentageGraph291614234.K4" chart:label-cell-address="errorLayerPercentageGraph291614234.A4:errorLayerPercentageGraph291614234.A4" chart:class="chart:line">
            <chart:data-point chart:repeated="10"/>
          </chart:series>
          <chart:series chart:style-name="ch13" chart:values-cell-range-address="errorLayerPercentageGraph291614234.B5:errorLayerPercentageGraph291614234.K5" chart:label-cell-address="errorLayerPercentageGraph291614234.A5:errorLayerPercentageGraph291614234.A5" chart:class="chart:line">
            <chart:data-point chart:repeated="10"/>
          </chart:series>
          <chart:series chart:style-name="ch14" chart:values-cell-range-address="errorLayerPercentageGraph291614234.B6:errorLayerPercentageGraph291614234.K6" chart:label-cell-address="errorLayerPercentageGraph291614234.A6:errorLayerPercentageGraph291614234.A6" chart:class="chart:line">
            <chart:data-point chart:repeated="10"/>
          </chart:series>
          <chart:series chart:style-name="ch15" chart:values-cell-range-address="errorLayerPercentageGraph291614234.B7:errorLayerPercentageGraph291614234.K7" chart:label-cell-address="errorLayerPercentageGraph291614234.A7:errorLayerPercentageGraph291614234.A7" chart:class="chart:line">
            <chart:data-point chart:repeated="10"/>
          </chart:series>
          <chart:series chart:style-name="ch16" chart:values-cell-range-address="errorLayerPercentageGraph291614234.B8:errorLayerPercentageGraph291614234.K8" chart:label-cell-address="errorLayerPercentageGraph291614234.A8:errorLayerPercentageGraph291614234.A8" chart:class="chart:line">
            <chart:data-point chart:repeated="10"/>
          </chart:series>
          <chart:series chart:style-name="ch17" chart:values-cell-range-address="errorLayerPercentageGraph291614234.B9:errorLayerPercentageGraph291614234.K9" chart:label-cell-address="errorLayerPercentageGraph291614234.A9:errorLayerPercentageGraph291614234.A9" chart:class="chart:line">
            <chart:data-point chart:repeated="10"/>
          </chart:series>
          <chart:series chart:style-name="ch18" chart:values-cell-range-address="errorLayerPercentageGraph291614234.B10:errorLayerPercentageGraph291614234.K10" chart:label-cell-address="errorLayerPercentageGraph291614234.A10:errorLayerPercentageGraph291614234.A10" chart:class="chart:line">
            <chart:data-point chart:repeated="10"/>
          </chart:series>
          <chart:series chart:style-name="ch19" chart:values-cell-range-address="errorLayerPercentageGraph291614234.B11:errorLayerPercentageGraph291614234.K11" chart:label-cell-address="errorLayerPercentageGraph291614234.A11:errorLayerPercentageGraph291614234.A11" chart:class="chart:line">
            <chart:data-point chart:repeated="10"/>
          </chart:series>
          <chart:series chart:style-name="ch20" chart:values-cell-range-address="errorLayerPercentageGraph291614234.B12:errorLayerPercentageGraph291614234.K12" chart:label-cell-address="errorLayerPercentageGraph291614234.A12:errorLayerPercentageGraph291614234.A12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erage Excitatory Voltage Change per Neuron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.000085">
                <text:p>0.000085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.002909">
                <text:p>0.002909</text:p>
              </table:table-cell>
              <table:table-cell office:value-type="float" office:value="0.023064">
                <text:p>0.023064</text:p>
              </table:table-cell>
              <table:table-cell office:value-type="float" office:value="0.078098">
                <text:p>0.078098</text:p>
              </table:table-cell>
              <table:table-cell office:value-type="float" office:value="0.194823">
                <text:p>0.194823</text:p>
              </table:table-cell>
              <table:table-cell office:value-type="float" office:value="0.37012">
                <text:p>0.37012</text:p>
              </table:table-cell>
              <table:table-cell office:value-type="float" office:value="0.596253">
                <text:p>0.596253</text:p>
              </table:table-cell>
              <table:table-cell office:value-type="float" office:value="0.809862">
                <text:p>0.809862</text:p>
              </table:table-cell>
              <table:table-cell office:value-type="float" office:value="1.000884">
                <text:p>1.000884</text:p>
              </table:table-cell>
              <table:table-cell office:value-type="float" office:value="1.211201">
                <text:p>1.211201</text:p>
              </table:table-cell>
            </table:table-row>
            <table:table-row>
              <table:table-cell office:value-type="string">
                <text:p>Average Inhibitory Voltage Change per Neuron (+0.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.002762">
                <text:p>0.002762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.006946">
                <text:p>0.006946</text:p>
              </table:table-cell>
              <table:table-cell office:value-type="float" office:value="0.031958">
                <text:p>0.031958</text:p>
              </table:table-cell>
              <table:table-cell office:value-type="float" office:value="0.083429">
                <text:p>0.083429</text:p>
              </table:table-cell>
              <table:table-cell office:value-type="float" office:value="0.19436">
                <text:p>0.19436</text:p>
              </table:table-cell>
              <table:table-cell office:value-type="float" office:value="0.345504">
                <text:p>0.345504</text:p>
              </table:table-cell>
              <table:table-cell office:value-type="float" office:value="0.577499">
                <text:p>0.577499</text:p>
              </table:table-cell>
              <table:table-cell office:value-type="float" office:value="0.820095">
                <text:p>0.820095</text:p>
              </table:table-cell>
              <table:table-cell office:value-type="float" office:value="1.019452">
                <text:p>1.019452</text:p>
              </table:table-cell>
              <table:table-cell office:value-type="float" office:value="1.191057">
                <text:p>1.191057</text:p>
              </table:table-cell>
            </table:table-row>
            <table:table-row>
              <table:table-cell office:value-type="string">
                <text:p>Average Excitatory Voltage Change per Neuron (+0.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.000024">
                <text:p>0.000024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.000088">
                <text:p>0.000088</text:p>
              </table:table-cell>
              <table:table-cell office:value-type="float" office:value="0.002588">
                <text:p>0.002588</text:p>
              </table:table-cell>
              <table:table-cell office:value-type="float" office:value="0.013053">
                <text:p>0.013053</text:p>
              </table:table-cell>
              <table:table-cell office:value-type="float" office:value="0.039819">
                <text:p>0.039819</text:p>
              </table:table-cell>
              <table:table-cell office:value-type="float" office:value="0.099396">
                <text:p>0.099396</text:p>
              </table:table-cell>
              <table:table-cell office:value-type="float" office:value="0.194081">
                <text:p>0.194081</text:p>
              </table:table-cell>
              <table:table-cell office:value-type="float" office:value="0.320002">
                <text:p>0.320002</text:p>
              </table:table-cell>
              <table:table-cell office:value-type="float" office:value="0.512173">
                <text:p>0.512173</text:p>
              </table:table-cell>
              <table:table-cell office:value-type="float" office:value="0.731999">
                <text:p>0.731999</text:p>
              </table:table-cell>
            </table:table-row>
            <table:table-row>
              <table:table-cell office:value-type="string">
                <text:p>Average Inhibitory Voltage Change per Neuron (+0.001 C)</text:p>
                <draw:g>
                  <svg:desc>errorLayerPercentageGraph291614234.A4:errorLayerPercentageGraph291614234.A4</svg:desc>
                </draw:g>
              </table:table-cell>
              <table:table-cell office:value-type="float" office:value="0.000241">
                <text:p>0.000241</text:p>
                <draw:g>
                  <svg:desc>errorLayerPercentageGraph291614234.B4:errorLayerPercentageGraph291614234.K4</svg:desc>
                </draw:g>
              </table:table-cell>
              <table:table-cell office:value-type="float" office:value="0.000294">
                <text:p>0.000294</text:p>
              </table:table-cell>
              <table:table-cell office:value-type="float" office:value="0.002916">
                <text:p>0.002916</text:p>
              </table:table-cell>
              <table:table-cell office:value-type="float" office:value="0.015046">
                <text:p>0.015046</text:p>
              </table:table-cell>
              <table:table-cell office:value-type="float" office:value="0.038762">
                <text:p>0.038762</text:p>
              </table:table-cell>
              <table:table-cell office:value-type="float" office:value="0.098754">
                <text:p>0.098754</text:p>
              </table:table-cell>
              <table:table-cell office:value-type="float" office:value="0.186834">
                <text:p>0.186834</text:p>
              </table:table-cell>
              <table:table-cell office:value-type="float" office:value="0.318437">
                <text:p>0.318437</text:p>
              </table:table-cell>
              <table:table-cell office:value-type="float" office:value="0.499425">
                <text:p>0.499425</text:p>
              </table:table-cell>
              <table:table-cell office:value-type="float" office:value="0.735529">
                <text:p>0.735529</text:p>
              </table:table-cell>
            </table:table-row>
            <table:table-row>
              <table:table-cell office:value-type="string">
                <text:p>Average Excitatory Voltage Change per Neuron (+0.0001 C)</text:p>
                <draw:g>
                  <svg:desc>errorLayerPercentageGraph291614234.A5:errorLayerPercentageGraph291614234.A5</svg:desc>
                </draw:g>
              </table:table-cell>
              <table:table-cell office:value-type="float" office:value="0.000003">
                <text:p>0.000003</text:p>
                <draw:g>
                  <svg:desc>errorLayerPercentageGraph291614234.B5:errorLayerPercentageGraph291614234.K5</svg:desc>
                </draw:g>
              </table:table-cell>
              <table:table-cell office:value-type="float" office:value="0.000015">
                <text:p>0.000015</text:p>
              </table:table-cell>
              <table:table-cell office:value-type="float" office:value="0.001261">
                <text:p>0.001261</text:p>
              </table:table-cell>
              <table:table-cell office:value-type="float" office:value="0.001185">
                <text:p>0.001185</text:p>
              </table:table-cell>
              <table:table-cell office:value-type="float" office:value="0.00435">
                <text:p>0.00435</text:p>
              </table:table-cell>
              <table:table-cell office:value-type="float" office:value="0.008819">
                <text:p>0.008819</text:p>
              </table:table-cell>
              <table:table-cell office:value-type="float" office:value="0.013702">
                <text:p>0.013702</text:p>
              </table:table-cell>
              <table:table-cell office:value-type="float" office:value="0.02452">
                <text:p>0.02452</text:p>
              </table:table-cell>
              <table:table-cell office:value-type="float" office:value="0.048056">
                <text:p>0.048056</text:p>
              </table:table-cell>
              <table:table-cell office:value-type="float" office:value="0.087569">
                <text:p>0.087569</text:p>
              </table:table-cell>
            </table:table-row>
            <table:table-row>
              <table:table-cell office:value-type="string">
                <text:p>Average Inhibitory Voltage Change per Neuron (+0.0001 C)</text:p>
                <draw:g>
                  <svg:desc>errorLayerPercentageGraph291614234.A6:errorLayerPercentageGraph291614234.A6</svg:desc>
                </draw:g>
              </table:table-cell>
              <table:table-cell office:value-type="float" office:value="0.000024">
                <text:p>0.000024</text:p>
                <draw:g>
                  <svg:desc>errorLayerPercentageGraph291614234.B6:errorLayerPercentageGraph291614234.K6</svg:desc>
                </draw:g>
              </table:table-cell>
              <table:table-cell office:value-type="float" office:value="0.000036">
                <text:p>0.000036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89">
                <text:p>0.00089</text:p>
              </table:table-cell>
              <table:table-cell office:value-type="float" office:value="0.004457">
                <text:p>0.004457</text:p>
              </table:table-cell>
              <table:table-cell office:value-type="float" office:value="0.009806">
                <text:p>0.009806</text:p>
              </table:table-cell>
              <table:table-cell office:value-type="float" office:value="0.01628">
                <text:p>0.01628</text:p>
              </table:table-cell>
              <table:table-cell office:value-type="float" office:value="0.025525">
                <text:p>0.025525</text:p>
              </table:table-cell>
              <table:table-cell office:value-type="float" office:value="0.048132">
                <text:p>0.048132</text:p>
              </table:table-cell>
              <table:table-cell office:value-type="float" office:value="0.091309">
                <text:p>0.091309</text:p>
              </table:table-cell>
            </table:table-row>
            <table:table-row>
              <table:table-cell office:value-type="string">
                <text:p>Average Excitatory Voltage Change per Neuron (+0.01 C)</text:p>
                <draw:g>
                  <svg:desc>errorLayerPercentageGraph291614234.A7:errorLayerPercentageGraph291614234.A7</svg:desc>
                </draw:g>
              </table:table-cell>
              <table:table-cell office:value-type="float" office:value="0.000084">
                <text:p>0.000084</text:p>
                <draw:g>
                  <svg:desc>errorLayerPercentageGraph291614234.B7:errorLayerPercentageGraph291614234.K7</svg:desc>
                </draw:g>
              </table:table-cell>
              <table:table-cell office:value-type="float" office:value="0.004982">
                <text:p>0.004982</text:p>
              </table:table-cell>
              <table:table-cell office:value-type="float" office:value="0.027055">
                <text:p>0.027055</text:p>
              </table:table-cell>
              <table:table-cell office:value-type="float" office:value="0.078661">
                <text:p>0.078661</text:p>
              </table:table-cell>
              <table:table-cell office:value-type="float" office:value="0.165791">
                <text:p>0.165791</text:p>
              </table:table-cell>
              <table:table-cell office:value-type="float" office:value="0.320421">
                <text:p>0.320421</text:p>
              </table:table-cell>
              <table:table-cell office:value-type="float" office:value="0.559353">
                <text:p>0.559353</text:p>
              </table:table-cell>
              <table:table-cell office:value-type="float" office:value="0.813128">
                <text:p>0.813128</text:p>
              </table:table-cell>
              <table:table-cell office:value-type="float" office:value="1.051958">
                <text:p>1.051958</text:p>
              </table:table-cell>
              <table:table-cell office:value-type="float" office:value="1.241802">
                <text:p>1.241802</text:p>
              </table:table-cell>
            </table:table-row>
            <table:table-row>
              <table:table-cell office:value-type="string">
                <text:p>Average Inhibitory Voltage Change per Neuron (+0.01 C)</text:p>
                <draw:g>
                  <svg:desc>errorLayerPercentageGraph291614234.A8:errorLayerPercentageGraph291614234.A8</svg:desc>
                </draw:g>
              </table:table-cell>
              <table:table-cell office:value-type="float" office:value="0.00275">
                <text:p>0.00275</text:p>
                <draw:g>
                  <svg:desc>errorLayerPercentageGraph291614234.B8:errorLayerPercentageGraph291614234.K8</svg:desc>
                </draw:g>
              </table:table-cell>
              <table:table-cell office:value-type="float" office:value="0.007399">
                <text:p>0.007399</text:p>
              </table:table-cell>
              <table:table-cell office:value-type="float" office:value="0.030567">
                <text:p>0.030567</text:p>
              </table:table-cell>
              <table:table-cell office:value-type="float" office:value="0.080822">
                <text:p>0.080822</text:p>
              </table:table-cell>
              <table:table-cell office:value-type="float" office:value="0.172608">
                <text:p>0.172608</text:p>
              </table:table-cell>
              <table:table-cell office:value-type="float" office:value="0.332447">
                <text:p>0.332447</text:p>
              </table:table-cell>
              <table:table-cell office:value-type="float" office:value="0.562139">
                <text:p>0.562139</text:p>
              </table:table-cell>
              <table:table-cell office:value-type="float" office:value="0.834296">
                <text:p>0.834296</text:p>
              </table:table-cell>
              <table:table-cell office:value-type="float" office:value="1.045703">
                <text:p>1.045703</text:p>
              </table:table-cell>
              <table:table-cell office:value-type="float" office:value="1.24742">
                <text:p>1.24742</text:p>
              </table:table-cell>
            </table:table-row>
            <table:table-row>
              <table:table-cell office:value-type="string">
                <text:p>Average Excitatory Voltage Change per Neuron (+0.001 C)</text:p>
                <draw:g>
                  <svg:desc>errorLayerPercentageGraph291614234.A9:errorLayerPercentageGraph291614234.A9</svg:desc>
                </draw:g>
              </table:table-cell>
              <table:table-cell office:value-type="float" office:value="0.000025">
                <text:p>0.000025</text:p>
                <draw:g>
                  <svg:desc>errorLayerPercentageGraph291614234.B9:errorLayerPercentageGraph291614234.K9</svg:desc>
                </draw:g>
              </table:table-cell>
              <table:table-cell office:value-type="float" office:value="0.000084">
                <text:p>0.000084</text:p>
              </table:table-cell>
              <table:table-cell office:value-type="float" office:value="0.003058">
                <text:p>0.003058</text:p>
              </table:table-cell>
              <table:table-cell office:value-type="float" office:value="0.015108">
                <text:p>0.015108</text:p>
              </table:table-cell>
              <table:table-cell office:value-type="float" office:value="0.047304">
                <text:p>0.047304</text:p>
              </table:table-cell>
              <table:table-cell office:value-type="float" office:value="0.10127">
                <text:p>0.10127</text:p>
              </table:table-cell>
              <table:table-cell office:value-type="float" office:value="0.201384">
                <text:p>0.201384</text:p>
              </table:table-cell>
              <table:table-cell office:value-type="float" office:value="0.345736">
                <text:p>0.345736</text:p>
              </table:table-cell>
              <table:table-cell office:value-type="float" office:value="0.530834">
                <text:p>0.530834</text:p>
              </table:table-cell>
              <table:table-cell office:value-type="float" office:value="0.715221">
                <text:p>0.715221</text:p>
              </table:table-cell>
            </table:table-row>
            <table:table-row>
              <table:table-cell office:value-type="string">
                <text:p>Average Inhibitory Voltage Change per Neuron (+0.001 C)</text:p>
                <draw:g>
                  <svg:desc>errorLayerPercentageGraph291614234.A10:errorLayerPercentageGraph291614234.A10</svg:desc>
                </draw:g>
              </table:table-cell>
              <table:table-cell office:value-type="float" office:value="0.000247">
                <text:p>0.000247</text:p>
                <draw:g>
                  <svg:desc>errorLayerPercentageGraph291614234.B10:errorLayerPercentageGraph291614234.K10</svg:desc>
                </draw:g>
              </table:table-cell>
              <table:table-cell office:value-type="float" office:value="0.000295">
                <text:p>0.000295</text:p>
              </table:table-cell>
              <table:table-cell office:value-type="float" office:value="0.004348">
                <text:p>0.004348</text:p>
              </table:table-cell>
              <table:table-cell office:value-type="float" office:value="0.01754">
                <text:p>0.01754</text:p>
              </table:table-cell>
              <table:table-cell office:value-type="float" office:value="0.041301">
                <text:p>0.041301</text:p>
              </table:table-cell>
              <table:table-cell office:value-type="float" office:value="0.099847">
                <text:p>0.099847</text:p>
              </table:table-cell>
              <table:table-cell office:value-type="float" office:value="0.20947">
                <text:p>0.20947</text:p>
              </table:table-cell>
              <table:table-cell office:value-type="float" office:value="0.351941">
                <text:p>0.351941</text:p>
              </table:table-cell>
              <table:table-cell office:value-type="float" office:value="0.536922">
                <text:p>0.536922</text:p>
              </table:table-cell>
              <table:table-cell office:value-type="float" office:value="0.730292">
                <text:p>0.730292</text:p>
              </table:table-cell>
            </table:table-row>
            <table:table-row>
              <table:table-cell office:value-type="string">
                <text:p>Average Excitatory Voltage Change per Neuron (+0.0001 C)</text:p>
                <draw:g>
                  <svg:desc>errorLayerPercentageGraph291614234.A11:errorLayerPercentageGraph291614234.A11</svg:desc>
                </draw:g>
              </table:table-cell>
              <table:table-cell office:value-type="float" office:value="0.00000266666666666667">
                <text:p>0.00000266666666666667</text:p>
                <draw:g>
                  <svg:desc>errorLayerPercentageGraph291614234.B11:errorLayerPercentageGraph291614234.K11</svg:desc>
                </draw:g>
              </table:table-cell>
              <table:table-cell office:value-type="float" office:value="0.00000553333333333333">
                <text:p>0.00000553333333333333</text:p>
              </table:table-cell>
              <table:table-cell office:value-type="float" office:value="0.000153066666666667">
                <text:p>0.000153066666666667</text:p>
              </table:table-cell>
              <table:table-cell office:value-type="float" office:value="0.0019475">
                <text:p>0.0019475</text:p>
              </table:table-cell>
              <table:table-cell office:value-type="float" office:value="0.00708533333333333">
                <text:p>0.00708533333333333</text:p>
              </table:table-cell>
              <table:table-cell office:value-type="float" office:value="0.0167488">
                <text:p>0.0167488</text:p>
              </table:table-cell>
              <table:table-cell office:value-type="float" office:value="0.034608">
                <text:p>0.034608</text:p>
              </table:table-cell>
              <table:table-cell office:value-type="float" office:value="0.0531923333333333">
                <text:p>0.0531923333333333</text:p>
              </table:table-cell>
              <table:table-cell office:value-type="float" office:value="0.0994143">
                <text:p>0.0994143</text:p>
              </table:table-cell>
              <table:table-cell office:value-type="float" office:value="0.135875066666667">
                <text:p>0.135875066666667</text:p>
              </table:table-cell>
            </table:table-row>
            <table:table-row>
              <table:table-cell office:value-type="string">
                <text:p>Average Inhibitory Voltage Change per Neuron (+0.0001 C)</text:p>
                <draw:g>
                  <svg:desc>errorLayerPercentageGraph291614234.A12:errorLayerPercentageGraph291614234.A12</svg:desc>
                </draw:g>
              </table:table-cell>
              <table:table-cell office:value-type="float" office:value="0.0000239666666666667">
                <text:p>0.0000239666666666667</text:p>
                <draw:g>
                  <svg:desc>errorLayerPercentageGraph291614234.B12:errorLayerPercentageGraph291614234.K12</svg:desc>
                </draw:g>
              </table:table-cell>
              <table:table-cell office:value-type="float" office:value="0.0000252">
                <text:p>0.0000252</text:p>
              </table:table-cell>
              <table:table-cell office:value-type="float" office:value="0.0001784">
                <text:p>0.0001784</text:p>
              </table:table-cell>
              <table:table-cell office:value-type="float" office:value="0.00195603333333333">
                <text:p>0.00195603333333333</text:p>
              </table:table-cell>
              <table:table-cell office:value-type="float" office:value="0.00642843333333333">
                <text:p>0.00642843333333333</text:p>
              </table:table-cell>
              <table:table-cell office:value-type="float" office:value="0.0184902">
                <text:p>0.0184902</text:p>
              </table:table-cell>
              <table:table-cell office:value-type="float" office:value="0.0406103333333333">
                <text:p>0.0406103333333333</text:p>
              </table:table-cell>
              <table:table-cell office:value-type="float" office:value="0.0678778333333333">
                <text:p>0.0678778333333333</text:p>
              </table:table-cell>
              <table:table-cell office:value-type="float" office:value="0.1045588">
                <text:p>0.1045588</text:p>
              </table:table-cell>
              <table:table-cell office:value-type="float" office:value="0.140822">
                <text:p>0.140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